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ean Absolute Error (MAE)</text:p>
          </table:table-cell>
          <table:covered-table-cell table:style-name="ce6"/>
          <table:covered-table-cell table:number-columns-repeated="2" table:style-name="ce3"/>
        </table:table-row>
        <table:table-row table:style-name="ro1">
          <table:table-cell table:style-name="ce2" office:value-type="string" calcext:value-type="string">
            <text:p>Scenarios</text:p>
          </table:table-cell>
          <table:table-cell table:style-name="ce2" office:value-type="string" calcext:value-type="string">
            <text:p>Marker (rad)</text:p>
          </table:table-cell>
          <table:table-cell table:style-name="ce2" office:value-type="string" calcext:value-type="string">
            <text:p>Range (rad)</text:p>
          </table:table-cell>
          <table:table-cell table:style-name="ce2" office:value-type="string" calcext:value-type="string">
            <text:p>Filtered (rad)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28280657089365" calcext:value-type="float">
            <text:p>0.0128280657089365</text:p>
          </table:table-cell>
          <table:table-cell table:style-name="ce3" office:value-type="float" office:value="0.0132918092060542" calcext:value-type="float">
            <text:p>0.0132918092060542</text:p>
          </table:table-cell>
          <table:table-cell table:style-name="ce3" office:value-type="float" office:value="0.0165299577492641" calcext:value-type="float">
            <text:p>0.016529957749264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0332955713105848" calcext:value-type="float">
            <text:p>0.0332955713105848</text:p>
          </table:table-cell>
          <table:table-cell table:style-name="ce3" office:value-type="float" office:value="0.0135803082970687" calcext:value-type="float">
            <text:p>0.0135803082970687</text:p>
          </table:table-cell>
          <table:table-cell table:style-name="ce3" office:value-type="float" office:value="0.0259746525304929" calcext:value-type="float">
            <text:p>0.025974652530492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123727808563402" calcext:value-type="float">
            <text:p>0.0123727808563402</text:p>
          </table:table-cell>
          <table:table-cell table:style-name="ce3" office:value-type="float" office:value="0.0139277458570325" calcext:value-type="float">
            <text:p>0.0139277458570325</text:p>
          </table:table-cell>
          <table:table-cell table:style-name="ce3" office:value-type="float" office:value="0.017934691124496" calcext:value-type="float">
            <text:p>0.017934691124496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.0137707177273125" calcext:value-type="float">
            <text:p>0.0137707177273125</text:p>
          </table:table-cell>
          <table:table-cell table:style-name="ce3" office:value-type="float" office:value="0.0383548632839971" calcext:value-type="float">
            <text:p>0.0383548632839971</text:p>
          </table:table-cell>
          <table:table-cell table:style-name="ce3" office:value-type="float" office:value="0.0372212662858079" calcext:value-type="float">
            <text:p>0.037221266285807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4" office:value-type="string" calcext:value-type="string" table:number-columns-spanned="4" table:number-rows-spanned="1">
            <text:p>Root Mean Squared Error (RMSE)</text:p>
          </table:table-cell>
          <table:covered-table-cell table:style-name="ce4"/>
          <table:covered-table-cell table:number-columns-repeated="2" table:style-name="ce5"/>
        </table:table-row>
        <table:table-row table:style-name="ro1">
          <table:table-cell table:style-name="ce5" office:value-type="string" calcext:value-type="string">
            <text:p>Scenarios</text:p>
          </table:table-cell>
          <table:table-cell table:style-name="ce5" office:value-type="string" calcext:value-type="string">
            <text:p>Marker (rad)</text:p>
          </table:table-cell>
          <table:table-cell table:style-name="ce5" office:value-type="string" calcext:value-type="string">
            <text:p>Range (rad)</text:p>
          </table:table-cell>
          <table:table-cell table:style-name="ce5" office:value-type="string" calcext:value-type="string">
            <text:p>Filtered (rad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66535038546383" calcext:value-type="float">
            <text:p>0.0166535038546383</text:p>
          </table:table-cell>
          <table:table-cell office:value-type="float" office:value="0.0209997611338431" calcext:value-type="float">
            <text:p>0.0209997611338431</text:p>
          </table:table-cell>
          <table:table-cell office:value-type="float" office:value="0.0252110664266598" calcext:value-type="float">
            <text:p>0.0252110664266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52718195762633" calcext:value-type="float">
            <text:p>0.0452718195762633</text:p>
          </table:table-cell>
          <table:table-cell office:value-type="float" office:value="0.0206818405907501" calcext:value-type="float">
            <text:p>0.0206818405907501</text:p>
          </table:table-cell>
          <table:table-cell office:value-type="float" office:value="0.0351092252201284" calcext:value-type="float">
            <text:p>0.03510922522012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67127105043431" calcext:value-type="float">
            <text:p>0.0167127105043431</text:p>
          </table:table-cell>
          <table:table-cell office:value-type="float" office:value="0.0216360449852014" calcext:value-type="float">
            <text:p>0.0216360449852014</text:p>
          </table:table-cell>
          <table:table-cell office:value-type="float" office:value="0.0265203117421731" calcext:value-type="float">
            <text:p>0.02652031174217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76829248576291" calcext:value-type="float">
            <text:p>0.0176829248576291</text:p>
          </table:table-cell>
          <table:table-cell office:value-type="float" office:value="0.0770513056616246" calcext:value-type="float">
            <text:p>0.0770513056616246</text:p>
          </table:table-cell>
          <table:table-cell office:value-type="float" office:value="0.0700792398975751" calcext:value-type="float">
            <text:p>0.070079239897575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Delay in calculation</text:p>
          </table:table-cell>
          <table:covered-table-cell table:style-name="ce1"/>
          <table:covered-table-cell table:number-columns-repeated="2" table:style-name="ce2"/>
        </table:table-row>
        <table:table-row table:style-name="ro1">
          <table:table-cell table:style-name="ce3"/>
          <table:table-cell table:style-name="ce2" office:value-type="string" calcext:value-type="string">
            <text:p>Marker (sec)</text:p>
          </table:table-cell>
          <table:table-cell table:style-name="ce2" office:value-type="string" calcext:value-type="string">
            <text:p>Range (sec)</text:p>
          </table:table-cell>
          <table:table-cell table:style-name="ce2" office:value-type="string" calcext:value-type="string">
            <text:p>Filtered (sec)</text:p>
          </table:table-cell>
        </table:table-row>
        <table:table-row table:style-name="ro1">
          <table:table-cell table:style-name="ce3" office:value-type="string" calcext:value-type="string">
            <text:p>Mean Delay </text:p>
          </table:table-cell>
          <table:table-cell table:style-name="ce3" office:value-type="float" office:value="0.00487980709105586" calcext:value-type="float">
            <text:p>0.00487980709105586</text:p>
          </table:table-cell>
          <table:table-cell table:style-name="ce3" office:value-type="float" office:value="0.0522859516539104" calcext:value-type="float">
            <text:p>0.0522859516539104</text:p>
          </table:table-cell>
          <table:table-cell table:style-name="ce3" office:value-type="float" office:value="0.0829160361289978" calcext:value-type="float">
            <text:p>0.08291603612899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23:09:37.231979729</meta:creation-date>
    <dc:date>2024-08-27T23:23:14.590977252</dc:date>
    <meta:editing-duration>PT13M37S</meta:editing-duration>
    <meta:editing-cycles>4</meta:editing-cycles>
    <meta:generator>LibreOffice/7.3.7.2$Linux_X86_64 LibreOffice_project/30$Build-2</meta:generator>
    <meta:document-statistic meta:table-count="1" meta:cell-count="50" meta:object-count="0"/>
  </office:meta>
</office:document-meta>
</file>